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fo:font-weight="bold" officeooo:rsid="0001f39b" officeooo:paragraph-rsid="0001f39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01f39b" officeooo:paragraph-rsid="0001f39b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language="fr" fo:country="FR" style:text-underline-style="none" fo:font-weight="normal" officeooo:rsid="0001f39b" officeooo:paragraph-rsid="0001f39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théâtre au XIXe siècle</text:p>
      <text:p text:style-name="P1"/>
      <text:p text:style-name="P2">Qu’est-ce que c’est ?</text:p>
      <text:list xml:id="list3905769941" text:style-name="L1">
        <text:list-item>
          <text:p text:style-name="P3">Un théâtre qui dit la société (la société bourgeoise mise en scène avec le <text:span text:style-name="T1">vaudeville</text:span>)</text:p>
        </text:list-item>
        <text:list-item>
          <text:p text:style-name="P3">Des histoires privées</text:p>
        </text:list-item>
        <text:list-item>
          <text:p text:style-name="P3">La satire sociale (infidélité), la comédie des mœurs</text:p>
        </text:list-item>
        <text:list-item>
          <text:p text:style-name="P3">personnages de la petite bourgeoisie (la dot, le mariage, l’éducation)</text:p>
        </text:list-item>
        <text:list-item>
          <text:p text:style-name="P3">personnages réduits à leur condition sociale, familiale, peu d’analyse psychologique mais des personnages dans la réalité de leur quotidien</text:p>
        </text:list-item>
        <text:list-item>
          <text:p text:style-name="P3">langage pour faire vrai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5-08T16:48:15.694000000</dc:date>
    <meta:editing-duration>PT8M30S</meta:editing-duration>
    <meta:editing-cycles>1</meta:editing-cycles>
    <meta:document-statistic meta:table-count="0" meta:image-count="0" meta:object-count="0" meta:page-count="1" meta:paragraph-count="9" meta:word-count="75" meta:character-count="444" meta:non-whitespace-character-count="384"/>
  </office:meta>
</office:document-meta>
</file>